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officeooo:paragraph-rsid="0003f0f9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rsid="00053435" officeooo:paragraph-rsid="00067244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rsid="00067244" officeooo:paragraph-rsid="00067244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067244" officeooo:paragraph-rsid="00067244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/>
      <style:text-properties officeooo:rsid="00067244" officeooo:paragraph-rsid="00067244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rsid="00067244"/>
    </style:style>
    <style:style style:name="P11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font-weight="bold" officeooo:rsid="00053435" style:font-weight-asian="bold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font-weight="bold" officeooo:rsid="00053435" officeooo:paragraph-rsid="00067244" style:font-weight-asian="bold"/>
    </style:style>
    <style:style style:name="P14" style:family="paragraph" style:parent-style-name="Standard" style:list-style-name="L1">
      <style:paragraph-properties fo:margin-top="0in" fo:margin-bottom="0in" loext:contextual-spacing="false" fo:line-height="100%"/>
      <style:text-properties officeooo:rsid="00067244" officeooo:paragraph-rsid="00067244"/>
    </style:style>
    <style:style style:name="P15" style:family="paragraph" style:parent-style-name="Standard" style:list-style-name="L1">
      <style:paragraph-properties fo:margin-top="0in" fo:margin-bottom="0in" loext:contextual-spacing="false" fo:line-height="100%"/>
      <style:text-properties fo:font-weight="normal" officeooo:rsid="00067244" officeooo:paragraph-rsid="00067244" style:font-weight-asian="normal" style:font-weight-complex="normal"/>
    </style:style>
    <style:style style:name="P16" style:family="paragraph" style:parent-style-name="Standard">
      <style:paragraph-properties fo:margin-top="0in" fo:margin-bottom="0in" loext:contextual-spacing="false" fo:text-align="end" style:justify-single-word="false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/>
      <style:text-properties officeooo:rsid="00067244" officeooo:paragraph-rsid="00067244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/>
      <style:text-properties officeooo:rsid="0007aa51" officeooo:paragraph-rsid="0007aa5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53435" style:font-weight-asian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039c22"/>
    </style:style>
    <style:style style:name="T5" style:family="text">
      <style:text-properties officeooo:rsid="0003f0f9"/>
    </style:style>
    <style:style style:name="T6" style:family="text">
      <style:text-properties officeooo:rsid="0005343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67244" style:font-weight-asian="normal" style:font-weight-complex="normal"/>
    </style:style>
    <style:style style:name="T9" style:family="text">
      <style:text-properties officeooo:rsid="00067244"/>
    </style:style>
    <style:style style:name="T10" style:family="text"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Courier" fo:font-style="normal" fo:font-weight="normal" officeooo:rsid="00067244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7">Catania, </text:p>
      <text:p text:style-name="P3">Alla cortese attenzione del <text:span text:style-name="T4">Direttore Avvocato Francesco Gullotta</text:span></text:p>
      <text:p text:style-name="P3"/>
      <text:p text:style-name="P3"><text:span text:style-name="T5">a</text:span>lla cortese attenzione del<text:span text:style-name="T5">la Dottoressa Anna Quartarone, </text:span></text:p>
      <text:p text:style-name="P3"><text:span text:style-name="T5"><text:tab/>responsabile del Sistema Bibliotecario Centrale</text:span> </text:p>
      <text:p text:style-name="P2"/>
      <text:p text:style-name="P1"/>
      <text:p text:style-name="P1"><text:span text:style-name="T1">Oggetto: </text:span><text:span text:style-name="T2">richiesta per l'implementazione dell'attività formativa denominata "Libero Software per Libero Internet" presso la Mediateca Vincenzo Bellini di Catania</text:span></text:p>
      <text:p text:style-name="P12"/>
      <text:p text:style-name="P5">Gent<text:span text:style-name="T6">ilissima Dottoressa Quartarone, Gentilissimo Avvocato Gullotta,</text:span></text:p>
      <text:p text:style-name="P4"><text:span text:style-name="T8"><text:tab/></text:span><text:span text:style-name="T7">la presente </text:span><text:span text:style-name="T8">per proporre una collaborazione tra l'associazione culturale Hackspace Catania, con sede in Via Grotte Bianche 112 a Catania e c.f. 93193160871, e la Mediateca Vincenzo Bellini, sita in Via A. di Sangiuliano 307 a Catania, al fine di implementare, nell'ambito del progetto </text:span><text:span text:style-name="T11">opendatahacklab</text:span><text:span text:style-name="T8">, l'attività di alfabetizzazione informatica sui temi delle comunicazioni a mezzo internet dal titolo "Libero Software per Libero Internet" e descritta in dettaglio in allegato.</text:span><text:span text:style-name="T1"><text:tab/></text:span></text:p>
      <text:p text:style-name="P6"><text:span text:style-name="T1"><text:tab/></text:span><text:span text:style-name="T7">Si allegano</text:span></text:p>
      <text:list xml:id="list2242767352057469853" text:style-name="L1">
        <text:list-item>
          <text:p text:style-name="P15">una descrizione dell'attività proposta,</text:p>
        </text:list-item>
        <text:list-item>
          <text:p text:style-name="P15">il Curriculum Vitae dello scrivente, nonchè eventuale docente del corso, </text:p>
        </text:list-item>
        <text:list-item>
          <text:p text:style-name="P14"><text:span text:style-name="T7">l'accordo di collaborazione di Hackspace Catania con il Dipartimento di Matematica ed Informatica dell'Università degli Studi di Catania per il progetto </text:span><text:span text:style-name="T10">opendatahacklab</text:span><text:span text:style-name="T3">.</text:span></text:p>
        </text:list-item>
      </text:list>
      <text:p text:style-name="P13"/>
      <text:p text:style-name="P8">Cert<text:span text:style-name="T9">o </text:span>di un Vostro cortese <text:span text:style-name="T9">riscontro</text:span>, porg<text:span text:style-name="T9">o</text:span> cordiali saluti, e r<text:span text:style-name="T9">esto</text:span> a disposizione per eventuali chiarimenti o domande<text:span text:style-name="T9">.</text:span></text:p>
      <text:p text:style-name="P10"/>
      <text:p text:style-name="P9">Cristiano Longo</text:p>
      <text:p text:style-name="P9">referente presso Hackspace Catania</text:p>
      <text:p text:style-name="P9">del progetto <text:s/><text:span text:style-name="T10">opendatahacklab</text:span></text:p>
      <text:p text:style-name="P9"><text:span text:style-name="T10"/></text:p>
      <text:p text:style-name="P18">mail:longo@dmi.unict.it</text:p>
      <text:p text:style-name="P18">cell.:+39 3470786613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7917in" fo:margin-right="0.6874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23T11:05:08.571589835</dc:date>
    <meta:editing-duration>PT21M55S</meta:editing-duration>
    <meta:editing-cycles>4</meta:editing-cycles>
    <meta:document-statistic meta:table-count="0" meta:image-count="0" meta:object-count="0" meta:page-count="1" meta:paragraph-count="17" meta:word-count="186" meta:character-count="1425" meta:non-whitespace-character-count="1250"/>
  </office:meta>
</office:document-meta>
</file>